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39H43M06.574050999S" calcext:value-type="time">
            <text:p>1539:43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/>
          <table:table-cell table:formula="of:=IF([.C291]-[.B291] &gt; 0; [.C291]-[.B2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1]-[.F291] &gt; 0; [.G291]-[.F291]; 0)" office:value-type="time" office:time-value="PT00H00M00S" calcext:value-type="time">
            <text:p>00:00</text:p>
          </table:table-cell>
          <table:table-cell table:formula="of:=[.D291]+[.H291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Zone4!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92]-[.B292] &gt; 0; [.C292]-[.B2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2]-[.F292] &gt; 0; [.G292]-[.F292]; 0)" office:value-type="time" office:time-value="PT00H00M00S" calcext:value-type="time">
            <text:p>00:00</text:p>
          </table:table-cell>
          <table:table-cell table:formula="of:=[.D292]+[.H2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93]-[.B293] &gt; 0; [.C293]-[.B29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3]-[.F293] &gt; 0; [.G293]-[.F293]; 0)" office:value-type="time" office:time-value="PT00H00M00S" calcext:value-type="time">
            <text:p>00:00</text:p>
          </table:table-cell>
          <table:table-cell table:style-name="ce18" table:formula="of:=[.D293]+[.H29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07H59M49.327S" calcext:value-type="time">
            <text:p>07:5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table-cell table:style-name="ce68" office:value-type="string" calcext:value-type="string" table:number-columns-spanned="1" table:number-rows-spanned="2">
            <text:p>Pre-Thanksgiving</text:p>
          </table:table-cell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</table:table-row>
        <table:table-row table:style-name="ro1" table:number-rows-repeated="2">
          <table:table-cell table:style-name="ce78"/>
          <table:table-cell table:style-name="ce67"/>
        </table:table-row>
        <table:table-row table:style-name="ro1" table:number-rows-repeated="2"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6">00/00/0000</text:date>, <text:time style:data-style-name="N2" text:time-value="07:56:37.1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1-16T10:30:42.425000000</dc:date>
    <meta:editing-duration>P68DT16H54M24S</meta:editing-duration>
    <meta:editing-cycles>1814</meta:editing-cycles>
    <meta:generator>LibreOffice/7.2.6.2$Windows_X86_64 LibreOffice_project/b0ec3a565991f7569a5a7f5d24fed7f52653d754</meta:generator>
    <dc:creator>Benjamin Laws</dc:creator>
    <meta:document-statistic meta:table-count="2" meta:cell-count="2187" meta:object-count="0"/>
  </office:meta>
</office:document-meta>
</file>